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81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4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8" style:family="table-cell" style:parent-style-name="Default" style:data-style-name="N84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14" style:family="table-cell" style:parent-style-name="Default" style:data-style-name="N2">
      <style:table-cell-properties fo:padding="0.028in"/>
    </style:style>
    <style:style style:name="ce15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4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1" table:default-cell-style-name="ce1"/>
        <table:table-column table:style-name="co3" table:default-cell-style-name="ce15"/>
        <table:table-column table:style-name="co1" table:number-columns-repeated="3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PETSA</text:p>
          </table:table-cell>
          <table:table-cell table:style-name="ce8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>
            <text:p>CASH</text:p>
          </table:table-cell>
          <table:table-cell table:style-name="ce2" office:value-type="string" calcext:value-type="string">
            <text:p>STORED</text:p>
          </table:table-cell>
          <table:table-cell table:style-name="ce2" office:value-type="string" calcext:value-type="string">
            <text:p>COINS</text:p>
          </table:table-cell>
          <table:table-cell table:style-name="ce2" office:value-type="string" calcext:value-type="string">
            <text:p>ACTUAL TOTAL</text:p>
          </table:table-cell>
          <table:table-cell table:style-name="ce6" table:number-columns-repeated="2"/>
          <table:table-cell table:style-name="ce2" office:value-type="string" calcext:value-type="string">
            <text:p>PF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.00</text:p>
          </table:table-cell>
          <table:table-cell table:style-name="ce1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ASH OU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7" office:value-type="float" office:value="0" calcext:value-type="float">
            <text:p>0.00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6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8" office:value-type="date" office:date-value="2020-03-25" calcext:value-type="date">
            <text:p>2020-03-25</text:p>
          </table:table-cell>
          <table:table-cell table:style-name="ce10" office:value-type="string" calcext:value-type="string">
            <text:p>WEDNESDAY</text:p>
          </table:table-cell>
          <table:table-cell table:style-name="ce11" office:value-type="string" calcext:value-type="string">
            <text:p>PREV TOTAL</text:p>
          </table:table-cell>
          <table:table-cell table:style-name="ce14" office:value-type="float" office:value="0" calcext:value-type="float">
            <text:p>0.00</text:p>
          </table:table-cell>
          <table:table-cell table:style-name="ce5"/>
          <table:table-cell table:style-name="ce16" office:value-type="string" calcext:value-type="string">
            <text:p>TOTAL</text:p>
          </table:table-cell>
          <table:table-cell table:style-name="ce17" table:formula="of:=SUM([.G3:.G18])" office:value-type="float" office:value="0" calcext:value-type="float">
            <text:p>0.00</text:p>
          </table:table-cell>
          <table:table-cell table:style-name="ce5" table:number-columns-repeated="3"/>
        </table:table-row>
        <table:table-row table:style-name="ro1">
          <table:table-cell table:style-name="ce5" table:number-columns-repeated="2"/>
          <table:table-cell table:style-name="ce12" office:value-type="string" calcext:value-type="string">
            <text:p>GRAND TOTAL</text:p>
          </table:table-cell>
          <table:table-cell table:style-name="ce7" table:formula="of:=[.G19]+[.D19]-[.B4]-[.A11]" office:value-type="float" office:value="0" calcext:value-type="float">
            <text:p>0.00</text:p>
          </table:table-cell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0:31:09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0-05-10T11:24:41.310000000</dc:date>
    <meta:editing-duration>PT3H19M45S</meta:editing-duration>
    <meta:editing-cycles>200</meta:editing-cycles>
    <meta:generator>LibreOffice/6.3.5.2$Windows_x86 LibreOffice_project/dd0751754f11728f69b42ee2af66670068624673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 Copyright 2019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90704
' @date updated: 20200510

Global sInputWorkbookPath As String

Global sReportFromInformationDeskWorksheetName As String
Global sDateToday as String

Sub generateReportOfPaymentsForTheDay()
' Copyright 2019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90704
' @date updated: 20200510
'
' Given:
' 1) Workbook's worksheet with the transactions data for the Day
'
'Output:
' 1) Automatically Compute Amount Paid and Net PF in the Worksheet
' 2) Automatically Generated "SUMMARY" Report Today Output Worksheet

'  dim sDateToday as String

  sDateToday = Format(Now(), "yyyy-mm-dd")

  Call autoImportReportFromInformationDesk

End Sub

Sub autoImportReportFromInformationDesk()
' Copyright 2018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
' @date updated: 20200510

  GlobalScope.BasicLibraries.loadLibrary("Tools") 
  Dim dispatcher as Object
  Dim inputWorkbook as Object
  Dim inputWorkbookWorksheets as Object

  Dim inputWorksheet as Variant
  Dim reportFrominformationDeskWorkbook as Object

'  Dim Prop(1) as New com.sun.star.beans.PropertyValue
  Dim fileProps(1) as new com.sun.star.beans.PropertyValue
  
  Dim sInputPath As String
  Dim sInputWorkbookFileName As String
  Dim saveAsODSArgs(1) as new com.sun.star.beans.PropertyValue

'  Dim sInputPath As String
  Dim sInputFilename As String

  dispatcher = createUnoService("com.sun.star.frame.DispatchHelper")

  Set inputWorkbook = ThisComponent 'Application.ThisWorkbook
  'Set fso = CreateObject("scripting.filesystemobject") 'added by Mike, 20200407

  'sReportFromInformationDeskWorksheetName = "Patients"
  sReportFromInformationDeskWorksheetName = "Patients" &amp; sDateToday

'  msgbox(sDateToday)
'  msgbox(sReportFromInformationDeskWorksheetName)

'  sInputWorkbookPath = inputWorkbook.path
'  sInputWorkbookPath = DirectoryNameoutofPath(ThisComponent.getURL(),"/")
  sInputWorkbookPath = DirectoryNameoutofPath(inputWorkbook.getURL(),"/")
  sInputWorkbookFileName = FileNameoutofPath(inputWorkbook.getURL(),"/")

  'msgbox(sInputWorkbookPath)
  
  'TO-DO: -update: this

  ''sInputPath = Application.ThisWorkbook.path &amp; "\output\informationDesk\"
'  sInputPath = sInputWorkbookPath &amp; "\output\informationDesk\libreOfficeOutput\"
  sInputPath = sInputWorkbookPath &amp; "/output/informationDesk/libreOfficeOutput/"
  sInputFilename = sInputPath &amp; sReportFromInformationDeskWorksheetName &amp; ".csv" '".txt"

'  MsgBox (sInputFilename)

  If Not FileExists(sInputFilename) Then
    'MsgBox (sInputFilename)
    MsgBox ("Mukhang hindi pa naipadadala ang report na may pangalan ng mga may-sakit mula sa Information Desk!")
    End
  End If

  'If a workheet with the sReportFromInformationDeskWorksheetName name, exists
  'oSheets = ThisComponent.Sheets()
  inputWorkbookWorksheets = inputWorkbook.Sheets()
	
  If inputWorkbookWorksheets.hasByName(sReportFromInformationDeskWorksheetName) Then
  Else    
    inputWorkbook.getSheets().insertNewByName(sReportFromInformationDeskWorksheetName, 0)        
  End If

  'inputWorksheet = inputWorkbok.CurrentController.ActiveSheet
  'added: prop parameter to open file without prompt
'  dim fileProps(1) as new com.sun.star.beans.PropertyValue
  fileProps(0).Name = "FilterName"
  fileProps(0).Value = "Text - txt - csv (StarCalc)"
  fileProps(1).Name = "FilterOptions"
  fileProps(1).Value ="44,34,0,1,76,1" '"44,34,76,1,,0,false,true,true,false"

  reportFrominformationDeskWorkbook = stardesktop.LoadComponentFromURL(sInputFilename, "_blank",0, fileProps()) 'Prop())

  dispatcher.executeDispatch(reportFrominformationDeskWorkbook.CurrentController.Frame, ".uno:SelectAll", "", 0, array())
  dispatcher.executeDispatch(reportFrominformationDeskWorkbook.CurrentController.Frame, ".uno:Copy", "", 0, array())

'  dispatcher.executeDispatch(inputWorkbook.CurrentController.Frame, ".uno:SelectAll", "", 0, array())
'  dispatcher.executeDispatch(inputWorkbook.CurrentController.Frame, ".uno:Copy", "", 0, array())

  sReportFromInformationDeskWorksheet = inputWorkbook.getSheets().getByIndex(0)
  inputWorkbook.getCurrentController.setActiveSheet(sReportFromInformationDeskWorksheet)

  dispatcher.executeDispatch(inputWorkbook.CurrentController.Frame, ".uno:Paste", "", 0, array())

  reportFrominformationDeskWorkbook.close(True)

  'inputWorkbook.Save
  saveAsODSArgs(0).Name = "URL"
  saveAsODSArgs(0).Value = sInputWorkbookPath &amp; "/" &amp; sInputWorkbookFileName 
  saveAsODSArgs(1).Name = "FilterName"
  saveAsODSArgs(1).Value = "writer8"

'  Dim document as Object
'  document  = ThisComponent.CurrentController.Frame
'  dispatcher.executeDispatch(document, ".uno:SaveAs", "", 0, saveAsODSArgs())

  dispatcher.executeDispatch(inputWorkbook.CurrentController.Frame, ".uno:SaveAs", "", 0, saveAsODSArgs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